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6384"/>
    </style:style>
    <style:style style:name="P2" style:family="paragraph" style:parent-style-name="Text_20_body">
      <style:paragraph-properties fo:text-align="start" style:justify-single-word="false"/>
      <style:text-properties officeooo:rsid="0018e761" officeooo:paragraph-rsid="0018e761"/>
    </style:style>
    <style:style style:name="P3" style:family="paragraph" style:parent-style-name="Text_20_body">
      <style:paragraph-properties fo:text-align="center" style:justify-single-word="false"/>
      <style:text-properties officeooo:rsid="001a94e6" officeooo:paragraph-rsid="00193044"/>
    </style:style>
    <style:style style:name="P4" style:family="paragraph" style:parent-style-name="Text_20_body">
      <style:paragraph-properties fo:text-align="center" style:justify-single-word="false"/>
      <style:text-properties fo:font-size="10pt" fo:font-weight="bold" officeooo:rsid="001a94e6" officeooo:paragraph-rsid="001a94e6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0pt" fo:font-weight="bold" officeooo:rsid="001a94e6" officeooo:paragraph-rsid="001a94e6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0pt" officeooo:paragraph-rsid="001a94e6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0pt" officeooo:rsid="001a94e6" officeooo:paragraph-rsid="0018e761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fo:font-size="10pt" officeooo:rsid="001a94e6" officeooo:paragraph-rsid="001bb6ec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fo:font-size="12pt" officeooo:rsid="001a94e6" officeooo:paragraph-rsid="001a94e6" style:font-size-asian="10.5pt" style:font-size-complex="12pt"/>
    </style:style>
    <style:style style:name="P10" style:family="paragraph" style:parent-style-name="Text_20_body" style:list-style-name="L4">
      <style:paragraph-properties fo:text-align="start" style:justify-single-word="false"/>
      <style:text-properties fo:font-size="16pt" officeooo:rsid="0018e761" officeooo:paragraph-rsid="0018e761" style:font-size-asian="16pt" style:font-size-complex="16pt"/>
    </style:style>
    <style:style style:name="P11" style:family="paragraph" style:parent-style-name="Text_20_body" style:list-style-name="L4">
      <style:paragraph-properties fo:text-align="start" style:justify-single-word="false"/>
      <style:text-properties fo:font-size="16pt" officeooo:rsid="00193044" officeooo:paragraph-rsid="00193044" style:font-size-asian="16pt" style:font-size-complex="16pt"/>
    </style:style>
    <style:style style:name="P12" style:family="paragraph" style:parent-style-name="Heading_20_1">
      <style:paragraph-properties fo:text-align="center" style:justify-single-word="false"/>
      <style:text-properties officeooo:rsid="00176384" officeooo:paragraph-rsid="0017638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a94e6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a94e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bb6ec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94e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nalyzing Quality Attribute Scenario</text:h>
      <text:p text:style-name="P1"/>
      <text:list xml:id="list2026188807" text:style-name="L4">
        <text:list-item>
          <text:p text:style-name="P10">This scenario presents a <text:span text:style-name="T7">P</text:span><text:span text:style-name="T2">erformance Risk. </text:span><text:span text:style-name="T4">The system may not adhere to ASR requirements </text:span><text:span text:style-name="T5">of </text:span><text:span text:style-name="T4">ess than one second to complete a task due heavy load environment.</text:span></text:p>
        </text:list-item>
        <text:list-item>
          <text:p text:style-name="P10"><text:span text:style-name="T4">This scenario presents a </text:span><text:span text:style-name="T2">Security Risk. </text:span><text:span text:style-name="T4">The system does not ask for password to create login account and requires only username and email.</text:span></text:p>
        </text:list-item>
        <text:list-item>
          <text:p text:style-name="P11"><text:span text:style-name="T4">The third scenario represents a </text:span><text:span text:style-name="T2">Tradeoff. </text:span><text:span text:style-name="T4">The user logins into the system just using username demonstrates the </text:span><text:span text:style-name="T2">Usability </text:span><text:span text:style-name="T4">of the app but presents a threat to </text:span><text:span text:style-name="T2">Security</text:span><text:span text:style-name="T4"> and </text:span><text:span text:style-name="T2">Privacy </text:span><text:span text:style-name="T4">of the user.</text:span></text:p>
        </text:list-item>
        <text:list-item>
          <text:p text:style-name="P11"><text:span text:style-name="T4">This scenario is an example of </text:span><text:span text:style-name="T2">Non-Risk. </text:span><text:span text:style-name="T4">As the user tries to create an item with an empty field triggers a error and displays the error message to the user.</text:span></text:p>
        </text:list-item>
        <text:list-item>
          <text:p text:style-name="P11"><text:span text:style-name="T4">This scenario is an example of </text:span><text:span text:style-name="T2">Non-Risk. </text:span><text:span text:style-name="T4">As the user performs a valid operation in the app gets a confirmation message displayed.</text:span></text:p>
        </text:list-item>
        <text:list-item>
          <text:p text:style-name="P11"><text:span text:style-name="T4">This scenario presents a </text:span><text:span text:style-name="T2">Sensitivity Point. </text:span><text:span text:style-name="T4">As some external source is making changes in data that is currently being used. The changes made by the user as well as the external source should be </text:span><text:span text:style-name="T5">both </text:span><text:span text:style-name="T4">pushed in to the application. The data synchronization plays an important role here.</text:span></text:p>
        </text:list-item>
        <text:list-item>
          <text:p text:style-name="P11"><text:span text:style-name="T4">This scenario represents a </text:span><text:span text:style-name="T2">Non-Risk.</text:span><text:span text:style-name="T4"> As the system handles the changes being made by the two users at same time usin</text:span><text:span text:style-name="T5">g </text:span><text:span text:style-name="T3">Semaphore, </text:span><text:span text:style-name="T5">which gives controlled access to shared data.</text:span></text:p>
        </text:list-item>
      </text:list>
      <text:p text:style-name="P3"/>
      <text:p text:style-name="P9"><text:span text:style-name="T6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23:28:47.546807363</meta:creation-date>
    <dc:date>2020-08-31T01:02:57.299769668</dc:date>
    <meta:editing-duration>PT3M41S</meta:editing-duration>
    <meta:editing-cycles>1</meta:editing-cycles>
    <meta:document-statistic meta:table-count="0" meta:image-count="0" meta:object-count="0" meta:page-count="1" meta:paragraph-count="8" meta:word-count="222" meta:character-count="1279" meta:non-whitespace-character-count="1072"/>
    <meta:generator>LibreOffice/6.0.7.3$Linux_X86_64 LibreOffice_project/00m0$Build-3</meta:generator>
  </office:meta>
</office:document-meta>
</file>